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<text:a xlink:href="https://norma-2d.itch.io/celestial-objects-pixel-art-pack" xlink:type="simple">https://norma-2d.itch.io/celestial-objects-pixel-art-pack</text:a></text:p>
          </table:table-cell>
        </table:table-row>
        <table:table-row table:style-name="ro1">
          <table:table-cell/>
          <table:table-cell office:value-type="string" calcext:value-type="string">
            <text:p>https://chierit.itch.io/lively-npcs</text:p>
          </table:table-cell>
        </table:table-row>
        <table:table-row table:style-name="ro1">
          <table:table-cell/>
          <table:table-cell office:value-type="string" calcext:value-type="string">
            <text:p><text:a xlink:href="https://caz-creates-games.itch.io/ducky-3" xlink:type="simple">https://caz-creates-games.itch.io/ducky-3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bdragon1727.itch.io/60-retro-effect-32x32-pack-1" xlink:type="simple">https://bdragon1727.itch.io/60-retro-effect-32x32-pack-1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bdragon1727.itch.io/retro-impact-effect-pack-5" xlink:type="simple">https://bdragon1727.itch.io/retro-impact-effect-pack-5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1:13:41.792000000</meta:creation-date>
    <meta:generator>LibreOffice/7.3.7.2$Windows_X86_64 LibreOffice_project/e114eadc50a9ff8d8c8a0567d6da8f454beeb84f</meta:generator>
    <dc:date>2023-11-13T11:57:42.664000000</dc:date>
    <meta:editing-duration>P2DT4H25M10S</meta:editing-duration>
    <meta:editing-cycles>6</meta:editing-cycles>
    <meta:document-statistic meta:table-count="1" meta:cell-count="5" meta:object-count="0"/>
  </office:meta>
</office:document-meta>
</file>